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healeyj Team name: Team #1 Today's date: 07/01/16</text:p>
      <text:h text:style-name="Heading_20_1" text:outline-level="1">What tools have you we worked with so far in this class?</text:h>
      <text:list text:style-name="L2">
        <text:list-item>
          <text:p text:style-name="P2">codeanywhere remote linux system (ubuntu)</text:p>
        </text:list-item>
        <text:list-item>
          <text:p text:style-name="P2">bash</text:p>
        </text:list-item>
        <text:list-item>
          <text:p text:style-name="P2">git</text:p>
        </text:list-item>
        <text:list-item>
          <text:p text:style-name="P2">less/vim</text:p>
        </text:list-item>
        <text:list-item>
          <text:p text:style-name="P2">html</text:p>
        </text:list-item>
        <text:list-item>
          <text:p text:style-name="P2">markdown</text:p>
        </text:list-item>
        <text:list-item>
          <text:p text:style-name="P2">css</text:p>
        </text:list-item>
        <text:list-item>
          <text:p text:style-name="P2">jekyll</text:p>
        </text:list-item>
        <text:list-item>
          <text:p text:style-name="P2">ruby</text:p>
        </text:list-item>
        <text:list-item>
          <text:p text:style-name="P2">pandoc</text:p>
        </text:list-item>
      </text:list>
      <text:h text:style-name="Heading_20_2" text:outline-level="2">Which have you found most potentially useful?</text:h>
      <text:list text:style-name="L3">
        <text:list-item>
          <text:p text:style-name="P3">pandoc</text:p>
        </text:list-item>
      </text:list>
      <text:h text:style-name="Heading_20_3" text:outline-level="3">Why?</text:h>
      <text:p text:style-name="First_20_paragraph">goodbye manual formatting</text:p>
      <text:h text:style-name="Heading_20_2" text:outline-level="2">What tools have been the most difficult to learn?</text:h>
      <text:list text:style-name="L4">
        <text:list-item>
          <text:p text:style-name="P4">css</text:p>
        </text:list-item>
        <text:list-item>
          <text:p text:style-name="P4">ruby</text:p>
        </text:list-item>
      </text:list>
      <text:h text:style-name="Heading_20_3" text:outline-level="3">Why have they been particularly difficult to learn and use?</text:h>
      <text:p text:style-name="First_20_paragraph">CSS is <text:span text:style-name="T3">extremely</text:span> nuanced to the point of daunting. Hunting around to change the website aesthetics is fun, but only for a few minutes before it becomes frustrating.the</text:p>
      <text:p text:style-name="Text_20_body">Ruby gave me hell when I first tried to install it, and I still don't understand what it even does.</text:p>
      <text:h text:style-name="Heading_20_2" text:outline-level="2">What tools would you like to learn more about?</text:h>
      <text:list text:style-name="L5">
        <text:list-item>
          <text:p text:style-name="P5">bash</text:p>
        </text:list-item>
        <text:list-item>
          <text:p text:style-name="P5">pandoc</text:p>
        </text:list-item>
        <text:list-item>
          <text:p text:style-name="P5">ruby</text:p>
        </text:list-item>
      </text:list>
      <text:p text:style-name="Horizontal_20_Line"/>
      <text:p text:style-name="First_20_paragraph"><text:span text:style-name="T4">When</text:span><text:span text:style-name="T5"> </text:span><text:span text:style-name="T6">you</text:span><text:span text:style-name="T7"> </text:span><text:span text:style-name="T8">are</text:span><text:span text:style-name="T9"> </text:span><text:span text:style-name="T10">finished</text:span><text:span text:style-name="T11"> </text:span><text:span text:style-name="T12">with</text:span><text:span text:style-name="T13"> </text:span><text:span text:style-name="T14">the</text:span><text:span text:style-name="T15"> </text:span><text:span text:style-name="T16">questions</text:span><text:span text:style-name="T17"> </text:span><text:span text:style-name="T18">in</text:span><text:span text:style-name="T19"> </text:span><text:span text:style-name="T20">file:</text:span></text:p>
      <text:list text:style-name="L6">
        <text:list-item>
          <text:p text:style-name="P6">I want you to change the name of the file to your GitHub username.</text:p>
        </text:list-item>
        <text:list-item>
          <text:p text:style-name="P6">You will then work as a group to convert the file to HTML, DOCX, and ODT formats, per the instructions in class.</text:p>
        </text:list-item>
        <text:list-item>
          <text:p text:style-name="P6">Then I want you to add, commit, and push your changes.</text:p>
        </text:list-item>
        <text:list-item>
          <text:p text:style-name="P6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